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6bb" officeooo:paragraph-rsid="001826bb"/>
    </style:style>
    <style:style style:name="P2" style:family="paragraph" style:parent-style-name="Standard">
      <style:text-properties officeooo:rsid="001826bb" officeooo:paragraph-rsid="0019f51f"/>
    </style:style>
    <style:style style:name="P3" style:family="paragraph" style:parent-style-name="Standard">
      <style:text-properties officeooo:rsid="0019f51f" officeooo:paragraph-rsid="0019f51f"/>
    </style:style>
    <style:style style:name="P4" style:family="paragraph" style:parent-style-name="Standard">
      <style:text-properties officeooo:rsid="001826bb" officeooo:paragraph-rsid="0019f51f"/>
    </style:style>
    <style:style style:name="P5" style:family="paragraph" style:parent-style-name="Standard">
      <style:text-properties officeooo:rsid="001da9d3" officeooo:paragraph-rsid="001da9d3"/>
    </style:style>
    <style:style style:name="T1" style:family="text">
      <style:text-properties officeooo:rsid="001826bb"/>
    </style:style>
    <style:style style:name="T2" style:family="text">
      <style:text-properties officeooo:rsid="0019f5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 view graphical structure of branches:</text:p>
      <text:p text:style-name="Standard"><text:span text:style-name="T1">1. </text:span>sudo apt install gitg</text:p>
      <text:p text:style-name="Standard"><text:span text:style-name="T1">2. </text:span>Gitg</text:p>
      <text:p text:style-name="P1"/>
      <text:p text:style-name="P3">to pull all branches at once:</text:p>
      <text:p text:style-name="P1">3. git pull –all</text:p>
      <text:p text:style-name="P1"/>
      <text:p text:style-name="P3">to view commits:</text:p>
      <text:p text:style-name="P1">4. git log</text:p>
      <text:p text:style-name="P1"/>
      <text:p text:style-name="P3">to sync the branches at same head:</text:p>
      <text:p text:style-name="P1">5. git checkout <text:s/><text:span text:style-name="T2">branch_name </text:span>master</text:p>
      <text:p text:style-name="P1">6. git reset --hard origin/<text:span text:style-name="T2">branche_name </text:span>master</text:p>
      <text:p text:style-name="P3">example:</text:p>
      <text:p text:style-name="P2">git checkout<text:span text:style-name="T2"> </text:span>master</text:p>
      <text:p text:style-name="P2">git reset --hard origin/master</text:p>
      <text:p text:style-name="P2"/>
      <text:p text:style-name="P5">it is used to reset the origin master with local amster</text:p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22:50:34.613051494</meta:creation-date>
    <dc:date>2019-02-12T15:42:03.627795349</dc:date>
    <meta:editing-duration>PT38M25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4" meta:word-count="68" meta:character-count="369" meta:non-whitespace-character-count="316"/>
  </office:meta>
</office:document-meta>
</file>